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560000001EC7A902C5CA0821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Normal" style:font-family-generic="swiss" style:font-pitch="variable"/>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ato1" officeooo:rsid="000fc425" officeooo:paragraph-rsid="000fc425" fo:background-color="transparent"/>
    </style:style>
    <style:style style:name="P2" style:family="paragraph" style:parent-style-name="Text_20_body">
      <style:text-properties style:font-name="Lato1" fo:background-color="transparent"/>
    </style:style>
    <style:style style:name="P3" style:family="paragraph" style:parent-style-name="Footnote">
      <style:text-properties officeooo:rsid="001a0e33" officeooo:paragraph-rsid="0023552d"/>
    </style:style>
    <style:style style:name="P4" style:family="paragraph" style:parent-style-name="Standard">
      <style:text-properties fo:color="#0000b0" loext:opacity="100%"/>
    </style:style>
    <style:style style:name="P5" style:family="paragraph" style:parent-style-name="Standard">
      <loext:graphic-properties draw:fill-gradient-name="gradient" draw:fill-hatch-name="hatch"/>
      <style:paragraph-properties fo:margin-top="0cm" fo:margin-bottom="0.275cm" style:contextual-spacing="false"/>
      <style:text-properties fo:color="#0000b0" loext:opacity="100%"/>
    </style:style>
    <style:style style:name="P6" style:family="paragraph" style:parent-style-name="Text_20_body">
      <style:text-properties style:font-name="Lato1" fo:background-color="transparent"/>
    </style:style>
    <style:style style:name="P7" style:family="paragraph" style:parent-style-name="Heading_20_1">
      <loext:graphic-properties draw:fill-gradient-name="gradient" draw:fill-hatch-name="hatch"/>
      <style:paragraph-properties fo:margin-top="0.452cm" fo:margin-bottom="0.099cm" style:contextual-spacing="false"/>
      <style:text-properties style:font-name="Lato1" officeooo:rsid="00193e62" officeooo:paragraph-rsid="00193e62" fo:background-color="transparent"/>
    </style:style>
    <style:style style:name="P8" style:family="paragraph" style:parent-style-name="Heading_20_1">
      <style:text-properties style:font-name="Lato1" officeooo:rsid="00193e62" officeooo:paragraph-rsid="00193e62" fo:background-color="transparent"/>
    </style:style>
    <style:style style:name="P9" style:family="paragraph" style:parent-style-name="Standard" style:list-style-name="L1">
      <style:text-properties fo:color="#0000b0" loext:opacity="100%" officeooo:paragraph-rsid="001f00dc"/>
    </style:style>
    <style:style style:name="P10" style:family="paragraph" style:parent-style-name="Standard" style:list-style-name="L1">
      <style:text-properties fo:color="#0000b0" loext:opacity="100%"/>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2" style:family="paragraph">
      <style:paragraph-properties fo:margin-left="0cm" fo:margin-right="0cm" fo:margin-top="0cm" fo:margin-bottom="0.166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3" style:family="paragraph">
      <style:paragraph-properties fo:margin-left="0.37cm" fo:margin-right="0.37cm" fo:line-height="100%" fo:text-indent="0cm" style:text-autospace="ideograph-alpha" style:punctuation-wrap="hanging" style:line-break="strict" style:writing-mode="lr-tb">
        <style:tab-stops/>
      </style:paragraph-properties>
      <style:text-properties fo:hyphenate="false" loext:hyphenation-no-caps="false"/>
    </style:style>
    <style:style style:name="P14" style:family="paragraph">
      <loext:graphic-properties draw:fill="solid" draw:fill-color="#0000b0"/>
      <style:paragraph-properties fo:margin-left="0cm" fo:margin-right="0cm" fo:margin-top="0cm" fo:margin-bottom="0.166cm" fo:line-height="100%" fo:text-align="center" fo:text-indent="0cm" style:text-autospace="ideograph-alpha" style:punctuation-wrap="hanging" style:line-break="strict">
        <style:tab-stops/>
      </style:paragraph-properties>
      <style:text-properties fo:color="#ffffff" loext:opacity="100%" loext:color-lum-mod="100%" loext:color-lum-off="0%" fo:font-size="12pt" fo:font-weight="bold" style:font-weight-complex="bold" fo:hyphenate="false" loext:hyphenation-no-caps="false"/>
    </style:style>
    <style:style style:name="T1" style:family="text">
      <style:text-properties style:text-position="super 58%"/>
    </style:style>
    <style:style style:name="T2" style:family="text">
      <style:text-properties style:text-position="super 58%" fo:background-color="#ffff00" loext:char-shading-value="0"/>
    </style:style>
    <style:style style:name="T3" style:family="text">
      <style:text-properties style:text-position="super 58%" fo:background-color="#ffff00" loext:char-shading-value="0"/>
    </style:style>
    <style:style style:name="T4" style:family="text">
      <style:text-properties style:text-position="super 58%"/>
    </style:style>
    <style:style style:name="T5" style:family="text">
      <style:text-properties officeooo:rsid="00193e62"/>
    </style:style>
    <style:style style:name="T6" style:family="text">
      <style:text-properties officeooo:rsid="001a0e33"/>
    </style:style>
    <style:style style:name="T7" style:family="text">
      <style:text-properties style:font-name="Lato3" officeooo:rsid="001a0e33"/>
    </style:style>
    <style:style style:name="T8" style:family="text">
      <style:text-properties style:font-name="Lato3" fo:font-size="10.5pt" style:font-size-asian="10pt" style:font-size-complex="10pt"/>
    </style:style>
    <style:style style:name="T9" style:family="text">
      <style:text-properties style:font-name="Lato3" officeooo:rsid="0028d5d0"/>
    </style:style>
    <style:style style:name="T10" style:family="text">
      <style:text-properties style:font-name="Lato3" officeooo:rsid="002ab3f2"/>
    </style:style>
    <style:style style:name="T11" style:family="text">
      <style:text-properties officeooo:rsid="001d72d9"/>
    </style:style>
    <style:style style:name="T12" style:family="text">
      <style:text-properties fo:font-weight="bold" officeooo:rsid="001ce25c" style:font-weight-asian="bold" style:font-weight-complex="bold"/>
    </style:style>
    <style:style style:name="T13" style:family="text">
      <style:text-properties fo:font-weight="bold" fo:background-color="#ffffd7" loext:char-shading-value="0" style:font-weight-asian="bold" style:font-weight-complex="bold"/>
    </style:style>
    <style:style style:name="T14" style:family="text">
      <style:text-properties fo:font-weight="bold" officeooo:rsid="001ce25c" fo:background-color="#ffffd7" loext:char-shading-value="0" style:font-weight-asian="bold" style:font-weight-complex="bold"/>
    </style:style>
    <style:style style:name="T15" style:family="text">
      <style:text-properties officeooo:rsid="001f00dc"/>
    </style:style>
    <style:style style:name="T16" style:family="text">
      <style:text-properties officeooo:rsid="001f8d2e"/>
    </style:style>
    <style:style style:name="T17" style:family="text">
      <style:text-properties officeooo:rsid="001fd0f2"/>
    </style:style>
    <style:style style:name="T18" style:family="text">
      <style:text-properties officeooo:rsid="00225e80"/>
    </style:style>
    <style:style style:name="T19" style:family="text">
      <style:text-properties officeooo:rsid="0022e417"/>
    </style:style>
    <style:style style:name="T20" style:family="text">
      <style:text-properties officeooo:rsid="00235c82"/>
    </style:style>
    <style:style style:name="T21" style:family="text">
      <style:text-properties officeooo:rsid="0025bd91"/>
    </style:style>
    <style:style style:name="T22" style:family="text">
      <style:text-properties fo:background-color="#ffff00" loext:char-shading-value="0"/>
    </style:style>
    <style:style style:name="T23" style:family="text">
      <style:text-properties fo:background-color="#ffff00" loext:char-shading-value="0"/>
    </style:style>
    <style:style style:name="T24" style:family="text"/>
    <style:style style:name="T25"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font-size="10pt" fo:language="fr" fo:country="FR" style:language-asian="zh" style:country-asian="CN" style:language-complex="hi" style:country-complex="IN"/>
    </style:style>
    <style:style style:name="T27" style:family="text">
      <style:text-properties fo:font-variant="normal" fo:text-transform="none" fo:color="#ffffff" loext:opacity="100%" style:text-outline="false" style:text-line-through-style="none" style:text-line-through-type="none" style:text-position="0% 100%" style:font-name="Lato1"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6pt" style:language-asian="zh" style:country-asian="CN" style:font-style-asian="normal" style:font-weight-asian="normal" style:font-name-complex="Lohit Devanaga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text-position="0% 100%" style:font-name="Lato1"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ff" draw:fill="solid" draw:fill-color="#0000b0" draw:textarea-vertical-align="middle" fo:min-height="3.6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4" text:anchor-type="paragraph" svg:x="-1.379cm" svg:y="-1.312cm" svg:width="2.275cm" svg:height="0.794cm" draw:z-index="0"><draw:image xlink:href="Pictures/10000000000000560000001EC7A902C5CA082181.png" xlink:type="simple" xlink:show="embed" xlink:actuate="onLoad" draw:mime-type="image/png"/></draw:frame>Lettre de motivation <text:span text:style-name="T17">n°3 </text:span><text:span text:style-name="T5">à analyser </text:span><text:span text:style-name="T19">(1/3)</text:span></text:p>
      <text:h text:style-name="P7" text:outline-level="1">Consigne<text:span text:style-name="T11">s</text:span></text:h>
      <text:p text:style-name="P5">Voici ci-dessous une lettre de motivation pour un stage en 2<text:span text:style-name="T1">e</text:span> année de BUT dans le domaine du web. <text:span text:style-name="T11">Ne tenez pas compte qu’i</text:span>l manque l’en-tête, la signature et le nom à la fin.</text:p>
      <text:p text:style-name="P4"><text:span text:style-name="T12">Travaillez à deux et </text:span><text:span text:style-name="T14">e</text:span><text:span text:style-name="T13">n vous aidant du cours</text:span>,</text:p>
      <text:list text:style-name="L1">
        <text:list-item>
          <text:list>
            <text:list-item>
              <text:list>
                <text:list-item>
                  <text:p text:style-name="P9"><text:span text:style-name="T6">repérez au moins 1</text:span><text:span text:style-name="T18">5</text:span> passages qui ne conviennent pas – il y en a <text:span text:style-name="T18">20</text:span><text:span text:style-name="T6"> – et expliquez </text:span><text:span text:style-name="T15">pour chaque problème</text:span><text:span text:style-name="T6"> </text:span><text:span text:style-name="T7">ce qui ne convient pas </text:span><text:span text:style-name="T6">dans une fen</text:span><text:span text:style-name="T7">être de commentaire </text:span><text:span text:style-name="T9">(cela concerne la formulation et le contenu – </text:span><text:span text:style-name="T10">un même problème ne peut pas revenir plus de 4 fois</text:span><text:span text:style-name="T9">)</text:span><text:span text:style-name="T7"><text:note text:id="ftn1" text:note-class="footnote"><text:note-citation text:label="*">*</text:note-citation><text:note-body><text:p text:style-name="P3">Pour ouvrir une fen<text:span text:style-name="T8">être de commentaire, sélectionnez le passage qui vous intéresse puis utilisez le raccourci Ctrl-Alt-c.</text:span></text:p></text:note-body></text:note></text:span> ;</text:p>
                </text:list-item>
                <text:list-item>
                  <text:p text:style-name="P10"><text:span text:style-name="T16">expliqu</text:span><text:span text:style-name="T20">ez</text:span> <text:span text:style-name="T21">dans l’encadré final </text:span>quels sont les points positifs de cette lettre.</text:p>
                </text:list-item>
              </text:list>
            </text:list-item>
          </text:list>
        </text:list-item>
      </text:list>
      <text:h text:style-name="P8" text:outline-level="1">Lettre de motivation <text:span text:style-name="T17">n°3 </text:span><text:span text:style-name="T15">à analyser</text:span></text:h>
      <text:p text:style-name="P6"><office:annotation office:name="__Annotation__353_352479286" loext:resolved="false"><dc:creator>Lucas Da SIlveira</dc:creator><dc:date>2023-10-06T09:40:03.369998169</dc:date><meta:creator-initials>LD</meta:creator-initials><text:p text:style-name="P11"><text:span text:style-name="T25">Manque durée du stage et date</text:span></text:p></office:annotation>Objet : Demande de stage en développement web<office:annotation-end office:name="__Annotation__353_352479286"/></text:p>
      <text:p text:style-name="P2"><office:annotation loext:resolved="false"><dc:creator>Lucas Da SIlveira</dc:creator><dc:date>2023-10-06T09:45:33.572110098</dc:date><meta:creator-initials>LD</meta:creator-initials><text:p text:style-name="P11"><text:span text:style-name="T25">Manque PJ</text:span></text:p></office:annotation><office:annotation office:name="__Annotation__356_352479286" loext:resolved="false"><dc:creator>Lucas Da SIlveira</dc:creator><dc:date>2023-10-06T09:45:50.222074482</dc:date><meta:creator-initials>LD</meta:creator-initials><text:p text:style-name="P11"><text:span text:style-name="T25">Il faut mieux savoir à qui on s’adresse pou montrer son intérêt</text:span></text:p></office:annotation>Madame, Monsieur,<office:annotation-end office:name="__Annotation__356_352479286"/></text:p>
      <text:p text:style-name="P2"><office:annotation office:name="__Annotation__357_352479286" loext:resolved="false"><dc:creator>Lucas Da SIlveira</dc:creator><dc:date>2023-10-06T09:47:13.413179648</dc:date><meta:creator-initials>LD</meta:creator-initials><text:p><text:span text:style-name="T26">Manque d’assurance</text:span></text:p></office:annotation>Je me permets de<office:annotation-end office:name="__Annotation__357_352479286"/> vous adresser ma candidature pour un stage de développement web au sein de votre entreprise. <text:span text:style-name="T24">Actuellement étudiant en 2</text:span><text:span text:style-name="T4">e</text:span><text:span text:style-name="T24"> année de </text:span><text:span text:style-name="T24"><office:annotation office:name="__Annotation__358_352479286" loext:resolved="false"><dc:creator>Lucas Da SIlveira</dc:creator><dc:date>2023-10-06T09:47:44.782321099</dc:date><meta:creator-initials>LD</meta:creator-initials><text:p text:style-name="P11"><text:span text:style-name="T25">Préciser le lieu</text:span></text:p></office:annotation></text:span><text:span text:style-name="T24">Bachelor universitaire de technologie (BUT) en informatique,</text:span><office:annotation-end office:name="__Annotation__358_352479286"/><text:span text:style-name="T24"> je suis à la recherche d’une opportunité qui me permettra </text:span><text:span text:style-name="T24"><office:annotation office:name="__Annotation__359_352479286" loext:resolved="false"><dc:creator>Lucas Da SIlveira</dc:creator><dc:date>2023-10-06T09:48:07.138233168</dc:date><meta:creator-initials>LD</meta:creator-initials><text:p text:style-name="P11"><text:span text:style-name="T25">But du stage</text:span></text:p></office:annotation></text:span><text:span text:style-name="T24">d’approfondir mes connaissances et d’acquérir une expérience</text:span><office:annotation-end office:name="__Annotation__359_352479286"/><text:span text:style-name="T24"> concrète dans le domaine du développement web.</text:span><text:span text:style-name="T24"><office:annotation loext:resolved="false"><dc:creator>Lucas Da SIlveira</dc:creator><dc:date>2023-10-06T09:48:23.841935945</dc:date><meta:creator-initials>LD</meta:creator-initials><text:p text:style-name="P11"><text:span text:style-name="T25">Manque durée du stage et date</text:span></text:p></office:annotation></text:span></text:p>
      <text:p text:style-name="P2"><text:span text:style-name="T24">Ayant suivi un cursus axé sur </text:span><text:span text:style-name="T24"><office:annotation office:name="__Annotation__360_352479286" loext:resolved="false"><dc:creator>Lucas Da SIlveira</dc:creator><dc:date>2023-10-06T09:48:46.763712155</dc:date><meta:creator-initials>LD</meta:creator-initials><text:p text:style-name="P11"><text:span text:style-name="T25">Dénomination à revoir</text:span></text:p></office:annotation></text:span><text:span text:style-name="T24">les technologies de l’information</text:span><office:annotation-end office:name="__Annotation__360_352479286"/><text:span text:style-name="T24">, je possède une solide base théorique en programmation et en développement web.</text:span> J’ai acquis des compétences en langages de programmation tels que HTML, CSS, JavaScript, ainsi que des frameworks populaires tels que React et Angular. Grâce à mes cours et à mes projets personnels, j’ai également développé une compréhension approfondie des principes du développement web, notamment en ce qui concerne la conception d’interfaces utilisateur conviviales et adaptatives, l’optimisation du référencement et l’intégration de bases de données.</text:p>
      <text:p text:style-name="P2"><text:soft-page-break/><office:annotation office:name="__Annotation__361_352479286" loext:resolved="false"><dc:creator>Lucas Da SIlveira</dc:creator><dc:date>2023-10-06T09:49:05.426769640</dc:date><meta:creator-initials>LD</meta:creator-initials><text:p text:style-name="P11"><text:span text:style-name="T25">Formulation à revoir</text:span></text:p></office:annotation>Mon expérience académique<office:annotation-end office:name="__Annotation__361_352479286"/> m’a permis de développer des compétences essentielles telles que la résolution de problèmes, la collaboration en équipe et la capacité à travailler sous pression. Je suis habitué à travailler sur des projets avec des délais stricts et <office:annotation office:name="__Annotation__362_352479286" loext:resolved="false"><dc:creator>Lucas Da SIlveira</dc:creator><dc:date>2023-10-06T09:49:34.662645508</dc:date><meta:creator-initials>LD</meta:creator-initials><text:p text:style-name="P11"><text:span text:style-name="T25">A prouver</text:span></text:p></office:annotation>à m’adapter rapidement aux nouvelles technologies<office:annotation-end office:name="__Annotation__362_352479286"/> et <office:annotation office:name="__Annotation__363_352479286" loext:resolved="false"><dc:creator>Lucas Da SIlveira</dc:creator><dc:date>2023-10-06T09:49:49.117443085</dc:date><meta:creator-initials>LD</meta:creator-initials><text:p text:style-name="P11"><text:span text:style-name="T25">Cela arrive rarement dans les études</text:span></text:p></office:annotation>aux changements de priorités<office:annotation-end office:name="__Annotation__363_352479286"/>. Je suis également <office:annotation office:name="__Annotation__364_352479286" loext:resolved="false"><dc:creator>Lucas Da SIlveira</dc:creator><dc:date>2023-10-06T09:50:13.838535595</dc:date><meta:creator-initials>LD</meta:creator-initials><text:p text:style-name="P11"><text:span text:style-name="T25">Donner un exemple pourrait être utile</text:span></text:p></office:annotation>capable de travailler de manière autonome<office:annotation-end office:name="__Annotation__364_352479286"/> tout en <office:annotation office:name="__Annotation__365_352479286" loext:resolved="false"><dc:creator>Lucas Da SIlveira</dc:creator><dc:date>2023-10-06T09:51:25.106314079</dc:date><meta:creator-initials>LD</meta:creator-initials><text:p text:style-name="P11"><text:span text:style-name="T25">ChatGPT a tendance à éxagérer… ⇒ Formulation à revoir</text:span></text:p></office:annotation>maintenant un niveau élevé de qualité dans mes réalisations.<office:annotation-end office:name="__Annotation__365_352479286"/></text:p>
      <text:p text:style-name="P2">Au-delà de mes compétences techniques, <office:annotation office:name="__Annotation__367_352479286" loext:resolved="false"><dc:creator>Lucas Da SIlveira</dc:creator><dc:date>2023-10-06T09:52:19.001027339</dc:date><meta:creator-initials>LD</meta:creator-initials><text:p text:style-name="P11"><text:span text:style-name="T25">Il faut le prouver</text:span></text:p></office:annotation>je suis une personne motivée, curieuse et passionnée par le développement web<office:annotation-end office:name="__Annotation__367_352479286"/>. J’aime relever de nouveaux défis et je suis <office:annotation office:name="__Annotation__420_352479286" loext:resolved="false"><dc:creator>Lucas Da SIlveira</dc:creator><dc:date>2023-10-06T09:53:03.464748918</dc:date><meta:creator-initials>LD</meta:creator-initials><text:p text:style-name="P11"><text:span text:style-name="T25">Ne pas éxagérer et le prover</text:span></text:p></office:annotation>constamment à l’affût des dernières tendances et des avancées technologiques dans ce domaine en évolution rapide<office:annotation-end office:name="__Annotation__420_352479286"/>. <office:annotation office:name="__Annotation__421_352479286" loext:resolved="false"><dc:creator>Lucas Da SIlveira</dc:creator><dc:date>2023-10-06T09:53:22.720724586</dc:date><meta:creator-initials>LD</meta:creator-initials><text:p text:style-name="P11"><text:span text:style-name="T25">C’est la personne qui vous recrute qu’il faut convaincre</text:span></text:p></office:annotation>Je suis convaincu que<office:annotation-end office:name="__Annotation__421_352479286"/> mon enthousiasme et ma détermination me permettront de m’adapter rapidement à votre environnement de travail et de contribuer de manière significative à vos projets de développement web.</text:p>
      <text:p text:style-name="Text_20_body"><office:annotation office:name="__Annotation__422_352479286" loext:resolved="false"><dc:creator>Lucas Da SIlveira</dc:creator><dc:date>2023-10-06T09:53:44.344149070</dc:date><meta:creator-initials>LD</meta:creator-initials><text:p text:style-name="P11"><text:span text:style-name="T25">C’est déjà dit </text:span></text:p><text:p text:style-name="P11"><text:span text:style-name="T25">Toujours la définition d’un stage</text:span></text:p><text:p text:style-name="P11"><text:span text:style-name="T25">ChatGPT à tendance à éxagérer</text:span></text:p></office:annotation>Un stage au sein de votre entreprise représente pour moi une opportunité exceptionnelle d’appliquer mes compétences pratiques, de travailler en collaboration avec des professionnels expérimentés et d’élargir mes connaissances dans un cadre professionnel stimulant. <office:annotation office:name="__Annotation__423_352479286" loext:resolved="false"><dc:creator>Lucas Da SIlveira</dc:creator><dc:date>2023-10-06T09:54:58.568885190</dc:date><meta:creator-initials>LD</meta:creator-initials><text:p text:style-name="P11"><text:span text:style-name="T25">C’est votre vie. On orriente la lettre sur ce que l’on veut prouver</text:span></text:p></office:annotation>Je suis convaincu que cette expérience me permettra d’affiner mes compétences techniques, d’approfondir ma compréhension des enjeux du développement web et de me préparer efficacement à ma future carrière dans ce domaine.<office:annotation-end office:name="__Annotation__422_352479286"/><office:annotation-end office:name="__Annotation__423_352479286"/></text:p>
      <text:p text:style-name="Text_20_body">Je reste à votre disposition pour toute information complémentaire et je serais ravi de discuter plus en détail de ma candidature lors d’un entretien. Je vous remercie sincèrement de l’attention que vous porterez à ma demande et <office:annotation office:name="__Annotation__424_352479286" loext:resolved="false"><dc:creator>Lucas Da SIlveira</dc:creator><dc:date>2023-10-06T09:55:28.570256371</dc:date><meta:creator-initials>LD</meta:creator-initials><text:p text:style-name="P11"><text:span text:style-name="T25">ChatGPT à tendance à éxagérer</text:span></text:p></office:annotation>j’espère avoir l’opportunité de contribuer à la réussite de votre entreprise.<office:annotation-end office:name="__Annotation__424_352479286"/></text:p>
      <text:p text:style-name="Text_20_body"><draw:frame text:anchor-type="paragraph" draw:z-index="1" draw:name="Cadre de texte 1" draw:style-name="gr1" draw:text-style-name="P14" svg:width="15.766cm" svg:height="3.617cm" svg:x="1.007cm" svg:y="1.337cm"><draw:text-box><text:p text:style-name="P12"><text:span text:style-name="T27">Qualités de cette lettre de motivation</text:span></text:p><text:p text:style-name="P13"><text:span text:style-name="T28"> </text:span><text:span text:style-name="T28">Claire : organisation et style</text:span></text:p><text:p text:style-name="P13"><text:span text:style-name="T28"> </text:span><text:span text:style-name="T28">Développant bien les compétences techniques</text:span></text:p><text:p text:style-name="P13"><text:span text:style-name="T28"> </text:span><text:span text:style-name="T28">Évoquant les compétences, même s’il faudrait les illustrer</text:span></text:p></draw:text-box></draw:frame>Veuillez agréer, Madame, Monsieur, l’expression de mes salutations distingué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Normal" style:font-family-generic="swiss" style:font-pitch="variable"/>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501cm" style:auto-text-indent="false"/>
      <style:text-properties style:font-name="Lato3" fo:font-family="Lato" style:font-style-name="Normal" style:font-pitch="variable" officeooo:rsid="000669a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o" fo:font-family="Lato" fo:font-size="16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8cm" style:contextual-spacing="false" style:line-height-at-least="0.97cm"/>
      <style:text-properties style:font-name="Lato3" fo:font-family="Lato" style:font-style-name="Normal"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text-indent="0cm" style:auto-text-indent="false" style:page-number="auto"/>
      <style:text-properties fo:color="#000058" loext:opacity="100%" style:font-name="Lato2" fo:font-family="Lato" style:font-style-name="Gras" style:font-pitch="variable" fo:font-size="26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198cm" style:contextual-spacing="false" fo:text-indent="0cm" style:auto-text-indent="false"/>
      <style:text-properties style:font-name="DejaVu Sans" fo:font-family="'DejaVu Sans'" style:font-style-name="Normal" style:font-family-generic="swiss" style:font-pitch="variable" fo:font-weight="normal"/>
    </style:style>
    <style:style style:name="Heading_20_1" style:display-name="Heading 1" style:family="paragraph" style:parent-style-name="Heading" style:next-style-name="Text_20_body" style:default-outline-level="1" style:class="text">
      <style:paragraph-properties fo:margin-top="0.727cm" fo:margin-bottom="0.099cm" style:contextual-spacing="false" fo:padding="0.049cm" fo:border-left="none" fo:border-right="none" fo:border-top="none" fo:border-bottom="1.3pt solid #000084"/>
      <style:text-properties fo:color="#000084" loext:opacity="100%" style:font-name="Lato2" fo:font-family="Lato" style:font-style-name="Gra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185cm" fo:margin-right="0cm" fo:margin-top="0.699cm" fo:margin-bottom="0.099cm" style:contextual-spacing="false" fo:text-indent="0cm" style:auto-text-indent="false"/>
      <style:text-properties fo:color="#0000b0" loext:opacity="100%" style:font-name="Lato2" fo:font-family="Lato" style:font-style-name="Gra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37cm" fo:margin-right="0cm" fo:margin-top="0.501cm" fo:margin-bottom="0.099cm" style:contextual-spacing="false" fo:text-indent="0cm" style:auto-text-indent="false"/>
      <style:text-properties fo:color="#0000dc" loext:opacity="100%" style:font-name="Lato2" fo:font-family="Lato" style:font-style-name="Gra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556cm" fo:margin-right="0cm" fo:margin-top="0.303cm" fo:margin-bottom="0.215cm" style:contextual-spacing="false" fo:text-indent="0cm" style:auto-text-indent="false"/>
      <style:text-properties fo:color="#0000ff" loext:opacity="100%" style:font-name="Lato2" fo:font-family="Lato" style:font-style-name="Gras" style:font-pitch="variable" fo:font-size="13pt" fo:font-style="normal"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left="0cm" fo:margin-right="0cm" fo:margin-top="0cm" fo:margin-bottom="0.275cm" style:contextual-spacing="false" fo:text-align="center" style:justify-single-word="false" fo:text-indent="0cm" style:auto-text-indent="false"/>
      <style:text-properties fo:color="#000058" loext:opacity="100%" style:font-name="Lato2" fo:font-family="Lato" style:font-style-name="Gras" style:font-pitch="variable" fo:font-size="22pt" fo:font-weight="bold" style:font-size-asian="18pt" style:font-size-complex="18pt"/>
    </style:style>
    <style:style style:name="Footnote" style:family="paragraph" style:parent-style-name="Standard" style:class="extra">
      <style:paragraph-properties fo:margin-left="0.598cm" fo:margin-right="0cm" fo:margin-top="0cm" fo:margin-bottom="0.198cm" style:contextual-spacing="false" fo:text-indent="-0.598cm" style:auto-text-indent="false" text:number-lines="false" text:line-number="0"/>
      <style:text-properties fo:color="#0000b0" loext:opacity="100%" fo:font-size="10.5pt" style:font-size-asian="10pt" style:font-size-complex="10pt"/>
    </style:style>
    <style:style style:name="Table_20_Contents" style:display-name="Table Contents" style:family="paragraph" style:parent-style-name="Standard" style:class="extra">
      <style:paragraph-properties fo:margin-left="0.101cm" fo:margin-right="0.101cm" fo:text-indent="0cm" style:auto-text-indent="fals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color="#000084" loext:opacity="100%" style:font-name="Lato2" fo:font-family="Lat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8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master-page-name="">
      <style:paragraph-properties fo:margin-left="0cm" fo:margin-right="0cm" fo:text-align="center" style:justify-single-word="false" fo:text-indent="0cm" style:auto-text-indent="false" style:page-number="auto" text:number-lines="false" text:line-number="0">
        <style:tab-stops>
          <style:tab-stop style:position="9.001cm" style:type="center"/>
          <style:tab-stop style:position="18.002cm" style:type="right"/>
        </style:tab-stops>
      </style:paragraph-properties>
      <style:text-properties fo:font-size="10pt"/>
    </style:style>
    <style:style style:name="Figure" style:family="paragraph" style:parent-style-name="Caption" style:class="extra">
      <style:paragraph-properties fo:margin-left="0cm" fo:margin-right="0cm" fo:margin-top="0cm" fo:margin-bottom="0cm" style:contextual-spacing="false" fo:text-indent="0cm" style:auto-text-indent="false"/>
      <style:text-properties fo:font-size="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53:36.782604859</meta:creation-date>
    <dc:title>Cours_Lato</dc:title>
    <meta:editing-duration>PT8H1M32S</meta:editing-duration>
    <meta:editing-cycles>31</meta:editing-cycles>
    <meta:generator>LibreOffice/7.5.6.2$Linux_X86_64 LibreOffice_project/50$Build-2</meta:generator>
    <meta:initial-creator>Corinne Paterlini</meta:initial-creator>
    <dc:date>2023-10-06T09:56:44.825497325</dc:date>
    <dc:creator>Lucas Da SIlveira</dc:creator>
    <meta:document-statistic meta:table-count="0" meta:image-count="1" meta:object-count="0" meta:page-count="2" meta:paragraph-count="18" meta:word-count="557" meta:character-count="3631" meta:non-whitespace-character-count="3093"/>
    <meta:template xlink:type="simple" xlink:actuate="onRequest" xlink:title="Cours_Lato" xlink:href="../../../.config/libreoffice/4/user/template/Cours_Lato.ott" meta:date="2023-06-26T09:53:36.037174783"/>
  </office:meta>
</office:document-meta>
</file>